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nux Libertine" svg:font-family="'Linux Libertine'" style:font-family-generic="roman" style:font-pitch="variable"/>
    <style:font-face style:name="Linux Libertine1" svg:font-family="'Linux Libertine'" style:font-family-generic="swiss" style:font-pitch="variable"/>
    <style:font-face style:name="Noto Sans" svg:font-family="'Noto Sans'" style:font-family-generic="swiss" style:font-pitch="variable"/>
    <style:font-face style:name="Linux Libertine2" svg:font-family="'Linux Libertin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weight="bold" officeooo:rsid="000227b5" officeooo:paragraph-rsid="000227b5" style:font-weight-asian="bold" style:font-weight-complex="bold"/>
    </style:style>
    <style:style style:name="P2" style:family="paragraph" style:parent-style-name="Standard">
      <style:text-properties style:font-name="Noto Sans" fo:font-weight="normal" officeooo:rsid="000227b5" officeooo:paragraph-rsid="000227b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elle Implementierungsstruktur</text:p>
      <text:p text:style-name="P2"/>
      <text:p text:style-name="P2">Die main.py Funktion in program stellt die Hauptfunktion dar, die am Ende aufgerufen werden soll, um die Softwareapplikation auszuführen.</text:p>
      <text:p text:style-name="P2"/>
      <text:p text:style-name="P2">Dabei soll main.py andere module und packages ausführen, die dann einen Teil des Projekts ausführen.</text:p>
      <text:p text:style-name="P2"/>
      <text:p text:style-name="P2">Beispielsweise stellt das Package Environment die Umgebung für die KI dar und das Modul simulation.py simuliert dann den Verkehr möglichst realistis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nux Libertine" svg:font-family="'Linux Libertine'" style:font-family-generic="roman" style:font-pitch="variable"/>
    <style:font-face style:name="Linux Libertine1" svg:font-family="'Linux Libertine'" style:font-family-generic="swiss" style:font-pitch="variable"/>
    <style:font-face style:name="Noto Sans" svg:font-family="'Noto Sans'" style:font-family-generic="swiss" style:font-pitch="variable"/>
    <style:font-face style:name="Linux Libertine2" svg:font-family="'Linux Libertin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" fo:font-size="12pt" fo:language="en" fo:country="US" style:letter-kerning="true" style:font-name-asian="Linux Libertine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" fo:font-size="12pt" fo:language="en" fo:country="US" style:letter-kerning="true" style:font-name-asian="Linux Libertine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1" fo:font-family="'Linux Libertine'" style:font-family-generic="swiss" style:font-pitch="variable" fo:font-size="14pt" style:font-name-asian="Linux Libertine2" style:font-family-asian="'Linux Libertin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7:51:11.153612659</meta:creation-date>
    <dc:date>2019-08-02T17:57:24.128839748</dc:date>
    <meta:editing-duration>PT6M14S</meta:editing-duration>
    <meta:editing-cycles>1</meta:editing-cycles>
    <meta:generator>LibreOffice/6.1.6.3$Linux_X86_64 LibreOffice_project/10$Build-3</meta:generator>
    <meta:document-statistic meta:table-count="0" meta:image-count="0" meta:object-count="0" meta:page-count="1" meta:paragraph-count="4" meta:word-count="57" meta:character-count="422" meta:non-whitespace-character-count="369"/>
  </office:meta>
</office:document-meta>
</file>